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Microsoft JhengHei" style:font-name-asian="Microsoft JhengHei" fo:font-size="14pt" style:font-size-asian="14pt" style:font-size-complex="14pt"/>
    </style:style>
    <style:style style:name="T2" style:parent-style-name="Accentuation" style:family="text">
      <style:text-properties style:font-name="Microsoft JhengHei" style:font-name-asian="Microsoft JhengHei" fo:font-size="12pt" style:font-size-asian="12pt" style:font-size-complex="12pt" fo:background-color="#FFFFFF"/>
    </style:style>
    <style:style style:name="T3" style:parent-style-name="Policepardéfaut" style:family="text">
      <style:text-properties style:font-name="Microsoft JhengHei" style:font-name-asian="Microsoft JhengHei" fo:font-size="12pt" style:font-size-asian="12pt" style:font-size-complex="12pt" fo:background-color="#FFFFFF"/>
    </style:style>
    <style:style style:name="P4" style:parent-style-name="Normal" style:family="paragraph">
      <style:text-properties style:font-name="Microsoft JhengHei" style:font-name-asian="Microsoft JhengHei" fo:font-size="12pt" style:font-size-asian="12pt" style:font-size-complex="12pt"/>
    </style:style>
  </office:automatic-styles>
  <office:body>
    <office:text text:use-soft-page-breaks="true">
      <text:p text:style-name="P1">JAVA EE</text:p>
      <text:p text:style-name="Normal"><text:span text:style-name="T2">Java Enterprise Edition</text:span></text:p>
      <text:p text:style-name="Normal"><text:span text:style-name="T3"> la plate-forme Java EE est construite sur le langage Java et la plate-forme Java SE</text:span></text:p>
      <text:p text:style-name="P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JhengHei" svg:font-family="Microsoft JhengHei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Accentuation" style:display-name="Accentuation" style:family="text" style:parent-style-name="Policepardéfau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gras sandrine</meta:initial-creator>
    <dc:creator>gras sandrine</dc:creator>
    <meta:creation-date>2018-06-08T12:23:00Z</meta:creation-date>
    <dc:date>2018-06-08T14:58:00Z</dc:date>
    <meta:template xlink:href="Normal.dotm" xlink:type="simple"/>
    <meta:editing-cycles>2</meta:editing-cycles>
    <meta:editing-duration>PT0S</meta:editing-duration>
    <meta:document-statistic meta:page-count="1" meta:paragraph-count="1" meta:word-count="18" meta:character-count="118" meta:row-count="1" meta:non-whitespace-character-count="101"/>
  </office:meta>
</office:document-meta>
</file>